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5pt"/>
    </style:style>
    <style:style style:name="co2" style:family="table-column">
      <style:table-column-properties fo:break-before="auto" style:column-width="37.45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tu2_sum" table:style-name="ta1">
        <table:shapes>
          <draw:frame draw:z-index="0" draw:style-name="gr1" draw:text-style-name="P1" svg:width="453.51pt" svg:height="255.09pt" svg:x="236.3pt" svg:y="2.83pt">
            <loext:p draw:notify-on-update-of-ranges="rtu2_sum.C2:rtu2_sum.C101 rtu2_sum.D2:rtu2_sum.D101 rtu2_sum.C2:rtu2_sum.C101 rtu2_sum.E2:rtu2_sum.E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797" calcext:value-type="float">
            <text:p>3797</text:p>
          </table:table-cell>
          <table:table-cell office:value-type="float" office:value="3" calcext:value-type="float">
            <text:p>3</text:p>
          </table:table-cell>
          <table:table-cell office:value-type="float" office:value="9.7878226931508" calcext:value-type="float">
            <text:p>9.78782269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261" calcext:value-type="float">
            <text:p>4261</text:p>
          </table:table-cell>
          <table:table-cell office:value-type="float" office:value="6" calcext:value-type="float">
            <text:p>6</text:p>
          </table:table-cell>
          <table:table-cell office:value-type="float" office:value="10.09126478446" calcext:value-type="float">
            <text:p>10.09126478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725" calcext:value-type="float">
            <text:p>4725</text:p>
          </table:table-cell>
          <table:table-cell office:value-type="float" office:value="9" calcext:value-type="float">
            <text:p>9</text:p>
          </table:table-cell>
          <table:table-cell office:value-type="float" office:value="8.6121908313231" calcext:value-type="float">
            <text:p>8.61219083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189" calcext:value-type="float">
            <text:p>5189</text:p>
          </table:table-cell>
          <table:table-cell office:value-type="float" office:value="12" calcext:value-type="float">
            <text:p>12</text:p>
          </table:table-cell>
          <table:table-cell office:value-type="float" office:value="9.04640975588" calcext:value-type="float">
            <text:p>9.046409755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653" calcext:value-type="float">
            <text:p>5653</text:p>
          </table:table-cell>
          <table:table-cell office:value-type="float" office:value="15" calcext:value-type="float">
            <text:p>15</text:p>
          </table:table-cell>
          <table:table-cell office:value-type="float" office:value="9.6925059878638" calcext:value-type="float">
            <text:p>9.692505987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117" calcext:value-type="float">
            <text:p>6117</text:p>
          </table:table-cell>
          <table:table-cell office:value-type="float" office:value="18" calcext:value-type="float">
            <text:p>18</text:p>
          </table:table-cell>
          <table:table-cell office:value-type="float" office:value="10.050631845457" calcext:value-type="float">
            <text:p>10.050631845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581" calcext:value-type="float">
            <text:p>6581</text:p>
          </table:table-cell>
          <table:table-cell office:value-type="float" office:value="21" calcext:value-type="float">
            <text:p>21</text:p>
          </table:table-cell>
          <table:table-cell office:value-type="float" office:value="11.181335245353" calcext:value-type="float">
            <text:p>11.18133524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7045" calcext:value-type="float">
            <text:p>7045</text:p>
          </table:table-cell>
          <table:table-cell office:value-type="float" office:value="24" calcext:value-type="float">
            <text:p>24</text:p>
          </table:table-cell>
          <table:table-cell office:value-type="float" office:value="12.611560470181" calcext:value-type="float">
            <text:p>12.611560470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7509" calcext:value-type="float">
            <text:p>7509</text:p>
          </table:table-cell>
          <table:table-cell office:value-type="float" office:value="27" calcext:value-type="float">
            <text:p>27</text:p>
          </table:table-cell>
          <table:table-cell office:value-type="float" office:value="9.0518426066161" calcext:value-type="float">
            <text:p>9.05184260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7973" calcext:value-type="float">
            <text:p>7973</text:p>
          </table:table-cell>
          <table:table-cell office:value-type="float" office:value="30" calcext:value-type="float">
            <text:p>30</text:p>
          </table:table-cell>
          <table:table-cell office:value-type="float" office:value="8.8793984129471" calcext:value-type="float">
            <text:p>8.87939841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8437" calcext:value-type="float">
            <text:p>8437</text:p>
          </table:table-cell>
          <table:table-cell office:value-type="float" office:value="33" calcext:value-type="float">
            <text:p>33</text:p>
          </table:table-cell>
          <table:table-cell office:value-type="float" office:value="11.725297549011" calcext:value-type="float">
            <text:p>11.7252975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8901" calcext:value-type="float">
            <text:p>8901</text:p>
          </table:table-cell>
          <table:table-cell office:value-type="float" office:value="36" calcext:value-type="float">
            <text:p>36</text:p>
          </table:table-cell>
          <table:table-cell office:value-type="float" office:value="8.7815465381158" calcext:value-type="float">
            <text:p>8.781546538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9365" calcext:value-type="float">
            <text:p>9365</text:p>
          </table:table-cell>
          <table:table-cell office:value-type="float" office:value="39" calcext:value-type="float">
            <text:p>39</text:p>
          </table:table-cell>
          <table:table-cell office:value-type="float" office:value="10.200933927403" calcext:value-type="float">
            <text:p>10.200933927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9829" calcext:value-type="float">
            <text:p>9829</text:p>
          </table:table-cell>
          <table:table-cell office:value-type="float" office:value="42" calcext:value-type="float">
            <text:p>42</text:p>
          </table:table-cell>
          <table:table-cell office:value-type="float" office:value="6.2768985431294" calcext:value-type="float">
            <text:p>6.27689854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0293" calcext:value-type="float">
            <text:p>10293</text:p>
          </table:table-cell>
          <table:table-cell office:value-type="float" office:value="45" calcext:value-type="float">
            <text:p>45</text:p>
          </table:table-cell>
          <table:table-cell office:value-type="float" office:value="11.08200308331" calcext:value-type="float">
            <text:p>11.08200308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0757" calcext:value-type="float">
            <text:p>10757</text:p>
          </table:table-cell>
          <table:table-cell office:value-type="float" office:value="48" calcext:value-type="float">
            <text:p>48</text:p>
          </table:table-cell>
          <table:table-cell office:value-type="float" office:value="10.838768627137" calcext:value-type="float">
            <text:p>10.838768627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1221" calcext:value-type="float">
            <text:p>11221</text:p>
          </table:table-cell>
          <table:table-cell office:value-type="float" office:value="51" calcext:value-type="float">
            <text:p>51</text:p>
          </table:table-cell>
          <table:table-cell office:value-type="float" office:value="7.7201264235538" calcext:value-type="float">
            <text:p>7.72012642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1685" calcext:value-type="float">
            <text:p>11685</text:p>
          </table:table-cell>
          <table:table-cell office:value-type="float" office:value="54" calcext:value-type="float">
            <text:p>54</text:p>
          </table:table-cell>
          <table:table-cell office:value-type="float" office:value="9.5325070782245" calcext:value-type="float">
            <text:p>9.532507078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2149" calcext:value-type="float">
            <text:p>12149</text:p>
          </table:table-cell>
          <table:table-cell office:value-type="float" office:value="57" calcext:value-type="float">
            <text:p>57</text:p>
          </table:table-cell>
          <table:table-cell office:value-type="float" office:value="10.659252408188" calcext:value-type="float">
            <text:p>10.659252408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2615" calcext:value-type="float">
            <text:p>12615</text:p>
          </table:table-cell>
          <table:table-cell office:value-type="float" office:value="60" calcext:value-type="float">
            <text:p>60</text:p>
          </table:table-cell>
          <table:table-cell office:value-type="float" office:value="29.52564570497" calcext:value-type="float">
            <text:p>29.5256457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3079" calcext:value-type="float">
            <text:p>13079</text:p>
          </table:table-cell>
          <table:table-cell office:value-type="float" office:value="63" calcext:value-type="float">
            <text:p>63</text:p>
          </table:table-cell>
          <table:table-cell office:value-type="float" office:value="29.939226419534" calcext:value-type="float">
            <text:p>29.93922641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3543" calcext:value-type="float">
            <text:p>13543</text:p>
          </table:table-cell>
          <table:table-cell office:value-type="float" office:value="66" calcext:value-type="float">
            <text:p>66</text:p>
          </table:table-cell>
          <table:table-cell office:value-type="float" office:value="30.942284643707" calcext:value-type="float">
            <text:p>30.94228464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007" calcext:value-type="float">
            <text:p>14007</text:p>
          </table:table-cell>
          <table:table-cell office:value-type="float" office:value="69" calcext:value-type="float">
            <text:p>69</text:p>
          </table:table-cell>
          <table:table-cell office:value-type="float" office:value="30.496043245617" calcext:value-type="float">
            <text:p>30.49604324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471" calcext:value-type="float">
            <text:p>14471</text:p>
          </table:table-cell>
          <table:table-cell office:value-type="float" office:value="72" calcext:value-type="float">
            <text:p>72</text:p>
          </table:table-cell>
          <table:table-cell office:value-type="float" office:value="30.565075717757" calcext:value-type="float">
            <text:p>30.565075717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935" calcext:value-type="float">
            <text:p>14935</text:p>
          </table:table-cell>
          <table:table-cell office:value-type="float" office:value="75" calcext:value-type="float">
            <text:p>75</text:p>
          </table:table-cell>
          <table:table-cell office:value-type="float" office:value="28.28552903606" calcext:value-type="float">
            <text:p>28.28552903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5399" calcext:value-type="float">
            <text:p>15399</text:p>
          </table:table-cell>
          <table:table-cell office:value-type="float" office:value="78" calcext:value-type="float">
            <text:p>78</text:p>
          </table:table-cell>
          <table:table-cell office:value-type="float" office:value="30.86382344561" calcext:value-type="float">
            <text:p>30.86382344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5863" calcext:value-type="float">
            <text:p>15863</text:p>
          </table:table-cell>
          <table:table-cell office:value-type="float" office:value="81" calcext:value-type="float">
            <text:p>81</text:p>
          </table:table-cell>
          <table:table-cell office:value-type="float" office:value="30.607559735603" calcext:value-type="float">
            <text:p>30.60755973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6327" calcext:value-type="float">
            <text:p>16327</text:p>
          </table:table-cell>
          <table:table-cell office:value-type="float" office:value="84" calcext:value-type="float">
            <text:p>84</text:p>
          </table:table-cell>
          <table:table-cell office:value-type="float" office:value="27.356297573365" calcext:value-type="float">
            <text:p>27.35629757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6791" calcext:value-type="float">
            <text:p>16791</text:p>
          </table:table-cell>
          <table:table-cell office:value-type="float" office:value="87" calcext:value-type="float">
            <text:p>87</text:p>
          </table:table-cell>
          <table:table-cell office:value-type="float" office:value="30.316180122583" calcext:value-type="float">
            <text:p>30.31618012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7257" calcext:value-type="float">
            <text:p>17257</text:p>
          </table:table-cell>
          <table:table-cell office:value-type="float" office:value="90" calcext:value-type="float">
            <text:p>90</text:p>
          </table:table-cell>
          <table:table-cell office:value-type="float" office:value="29.088287648269" calcext:value-type="float">
            <text:p>29.08828764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8739" calcext:value-type="float">
            <text:p>18739</text:p>
          </table:table-cell>
          <table:table-cell office:value-type="float" office:value="93" calcext:value-type="float">
            <text:p>93</text:p>
          </table:table-cell>
          <table:table-cell office:value-type="float" office:value="29.328336829872" calcext:value-type="float">
            <text:p>29.32833682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9203" calcext:value-type="float">
            <text:p>19203</text:p>
          </table:table-cell>
          <table:table-cell office:value-type="float" office:value="96" calcext:value-type="float">
            <text:p>96</text:p>
          </table:table-cell>
          <table:table-cell office:value-type="float" office:value="31.488653308557" calcext:value-type="float">
            <text:p>31.488653308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9667" calcext:value-type="float">
            <text:p>19667</text:p>
          </table:table-cell>
          <table:table-cell office:value-type="float" office:value="99" calcext:value-type="float">
            <text:p>99</text:p>
          </table:table-cell>
          <table:table-cell office:value-type="float" office:value="29.512942235268" calcext:value-type="float">
            <text:p>29.512942235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0131" calcext:value-type="float">
            <text:p>20131</text:p>
          </table:table-cell>
          <table:table-cell office:value-type="float" office:value="102" calcext:value-type="float">
            <text:p>102</text:p>
          </table:table-cell>
          <table:table-cell office:value-type="float" office:value="31.280776304275" calcext:value-type="float">
            <text:p>31.28077630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0595" calcext:value-type="float">
            <text:p>20595</text:p>
          </table:table-cell>
          <table:table-cell office:value-type="float" office:value="105" calcext:value-type="float">
            <text:p>105</text:p>
          </table:table-cell>
          <table:table-cell office:value-type="float" office:value="29.150143683266" calcext:value-type="float">
            <text:p>29.15014368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1059" calcext:value-type="float">
            <text:p>21059</text:p>
          </table:table-cell>
          <table:table-cell office:value-type="float" office:value="108" calcext:value-type="float">
            <text:p>108</text:p>
          </table:table-cell>
          <table:table-cell office:value-type="float" office:value="31.403098082209" calcext:value-type="float">
            <text:p>31.40309808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1523" calcext:value-type="float">
            <text:p>21523</text:p>
          </table:table-cell>
          <table:table-cell office:value-type="float" office:value="111" calcext:value-type="float">
            <text:p>111</text:p>
          </table:table-cell>
          <table:table-cell office:value-type="float" office:value="30.977019677023" calcext:value-type="float">
            <text:p>30.9770196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1987" calcext:value-type="float">
            <text:p>21987</text:p>
          </table:table-cell>
          <table:table-cell office:value-type="float" office:value="114" calcext:value-type="float">
            <text:p>114</text:p>
          </table:table-cell>
          <table:table-cell office:value-type="float" office:value="29.0436009767" calcext:value-type="float">
            <text:p>29.04360097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2451" calcext:value-type="float">
            <text:p>22451</text:p>
          </table:table-cell>
          <table:table-cell office:value-type="float" office:value="117" calcext:value-type="float">
            <text:p>117</text:p>
          </table:table-cell>
          <table:table-cell office:value-type="float" office:value="28.220016592067" calcext:value-type="float">
            <text:p>28.22001659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2915" calcext:value-type="float">
            <text:p>22915</text:p>
          </table:table-cell>
          <table:table-cell office:value-type="float" office:value="120" calcext:value-type="float">
            <text:p>120</text:p>
          </table:table-cell>
          <table:table-cell office:value-type="float" office:value="28.860396541711" calcext:value-type="float">
            <text:p>28.86039654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4505" calcext:value-type="float">
            <text:p>24505</text:p>
          </table:table-cell>
          <table:table-cell office:value-type="float" office:value="123" calcext:value-type="float">
            <text:p>123</text:p>
          </table:table-cell>
          <table:table-cell office:value-type="float" office:value="31.087745957811" calcext:value-type="float">
            <text:p>31.087745957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6593" calcext:value-type="float">
            <text:p>26593</text:p>
          </table:table-cell>
          <table:table-cell office:value-type="float" office:value="126" calcext:value-type="float">
            <text:p>126</text:p>
          </table:table-cell>
          <table:table-cell office:value-type="float" office:value="30.602087919477" calcext:value-type="float">
            <text:p>30.60208791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7057" calcext:value-type="float">
            <text:p>27057</text:p>
          </table:table-cell>
          <table:table-cell office:value-type="float" office:value="129" calcext:value-type="float">
            <text:p>129</text:p>
          </table:table-cell>
          <table:table-cell office:value-type="float" office:value="30.910515955538" calcext:value-type="float">
            <text:p>30.910515955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7521" calcext:value-type="float">
            <text:p>27521</text:p>
          </table:table-cell>
          <table:table-cell office:value-type="float" office:value="132" calcext:value-type="float">
            <text:p>132</text:p>
          </table:table-cell>
          <table:table-cell office:value-type="float" office:value="29.767207580446" calcext:value-type="float">
            <text:p>29.76720758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7985" calcext:value-type="float">
            <text:p>27985</text:p>
          </table:table-cell>
          <table:table-cell office:value-type="float" office:value="135" calcext:value-type="float">
            <text:p>135</text:p>
          </table:table-cell>
          <table:table-cell office:value-type="float" office:value="29.579737982322" calcext:value-type="float">
            <text:p>29.57973798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8449" calcext:value-type="float">
            <text:p>28449</text:p>
          </table:table-cell>
          <table:table-cell office:value-type="float" office:value="138" calcext:value-type="float">
            <text:p>138</text:p>
          </table:table-cell>
          <table:table-cell office:value-type="float" office:value="29.738595606843" calcext:value-type="float">
            <text:p>29.73859560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8913" calcext:value-type="float">
            <text:p>28913</text:p>
          </table:table-cell>
          <table:table-cell office:value-type="float" office:value="141" calcext:value-type="float">
            <text:p>141</text:p>
          </table:table-cell>
          <table:table-cell office:value-type="float" office:value="31.7955097143" calcext:value-type="float">
            <text:p>31.79550971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9377" calcext:value-type="float">
            <text:p>29377</text:p>
          </table:table-cell>
          <table:table-cell office:value-type="float" office:value="144" calcext:value-type="float">
            <text:p>144</text:p>
          </table:table-cell>
          <table:table-cell office:value-type="float" office:value="28.625413648619" calcext:value-type="float">
            <text:p>28.625413648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9841" calcext:value-type="float">
            <text:p>29841</text:p>
          </table:table-cell>
          <table:table-cell office:value-type="float" office:value="147" calcext:value-type="float">
            <text:p>147</text:p>
          </table:table-cell>
          <table:table-cell office:value-type="float" office:value="29.875000670202" calcext:value-type="float">
            <text:p>29.875000670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0305" calcext:value-type="float">
            <text:p>30305</text:p>
          </table:table-cell>
          <table:table-cell office:value-type="float" office:value="150" calcext:value-type="float">
            <text:p>150</text:p>
          </table:table-cell>
          <table:table-cell office:value-type="float" office:value="29.399803780501" calcext:value-type="float">
            <text:p>29.39980378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0769" calcext:value-type="float">
            <text:p>30769</text:p>
          </table:table-cell>
          <table:table-cell office:value-type="float" office:value="153" calcext:value-type="float">
            <text:p>153</text:p>
          </table:table-cell>
          <table:table-cell office:value-type="float" office:value="28.643589806655" calcext:value-type="float">
            <text:p>28.64358980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1233" calcext:value-type="float">
            <text:p>31233</text:p>
          </table:table-cell>
          <table:table-cell office:value-type="float" office:value="156" calcext:value-type="float">
            <text:p>156</text:p>
          </table:table-cell>
          <table:table-cell office:value-type="float" office:value="29.486061459805" calcext:value-type="float">
            <text:p>29.486061459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1697" calcext:value-type="float">
            <text:p>31697</text:p>
          </table:table-cell>
          <table:table-cell office:value-type="float" office:value="159" calcext:value-type="float">
            <text:p>159</text:p>
          </table:table-cell>
          <table:table-cell office:value-type="float" office:value="28.987325094324" calcext:value-type="float">
            <text:p>28.98732509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2161" calcext:value-type="float">
            <text:p>32161</text:p>
          </table:table-cell>
          <table:table-cell office:value-type="float" office:value="162" calcext:value-type="float">
            <text:p>162</text:p>
          </table:table-cell>
          <table:table-cell office:value-type="float" office:value="31.23834078101" calcext:value-type="float">
            <text:p>31.23834078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2625" calcext:value-type="float">
            <text:p>32625</text:p>
          </table:table-cell>
          <table:table-cell office:value-type="float" office:value="165" calcext:value-type="float">
            <text:p>165</text:p>
          </table:table-cell>
          <table:table-cell office:value-type="float" office:value="31.799195889661" calcext:value-type="float">
            <text:p>31.799195889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3089" calcext:value-type="float">
            <text:p>33089</text:p>
          </table:table-cell>
          <table:table-cell office:value-type="float" office:value="168" calcext:value-type="float">
            <text:p>168</text:p>
          </table:table-cell>
          <table:table-cell office:value-type="float" office:value="30.633699160813" calcext:value-type="float">
            <text:p>30.63369916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3553" calcext:value-type="float">
            <text:p>33553</text:p>
          </table:table-cell>
          <table:table-cell office:value-type="float" office:value="171" calcext:value-type="float">
            <text:p>171</text:p>
          </table:table-cell>
          <table:table-cell office:value-type="float" office:value="29.712760552457" calcext:value-type="float">
            <text:p>29.71276055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4017" calcext:value-type="float">
            <text:p>34017</text:p>
          </table:table-cell>
          <table:table-cell office:value-type="float" office:value="174" calcext:value-type="float">
            <text:p>174</text:p>
          </table:table-cell>
          <table:table-cell office:value-type="float" office:value="29.138230005768" calcext:value-type="float">
            <text:p>29.138230005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4481" calcext:value-type="float">
            <text:p>34481</text:p>
          </table:table-cell>
          <table:table-cell office:value-type="float" office:value="177" calcext:value-type="float">
            <text:p>177</text:p>
          </table:table-cell>
          <table:table-cell office:value-type="float" office:value="30.78768452376" calcext:value-type="float">
            <text:p>30.78768452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4947" calcext:value-type="float">
            <text:p>34947</text:p>
          </table:table-cell>
          <table:table-cell office:value-type="float" office:value="180" calcext:value-type="float">
            <text:p>180</text:p>
          </table:table-cell>
          <table:table-cell office:value-type="float" office:value="31.310714307738" calcext:value-type="float">
            <text:p>31.31071430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6491" calcext:value-type="float">
            <text:p>36491</text:p>
          </table:table-cell>
          <table:table-cell office:value-type="float" office:value="183" calcext:value-type="float">
            <text:p>183</text:p>
          </table:table-cell>
          <table:table-cell office:value-type="float" office:value="28.989090252493" calcext:value-type="float">
            <text:p>28.98909025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6955" calcext:value-type="float">
            <text:p>36955</text:p>
          </table:table-cell>
          <table:table-cell office:value-type="float" office:value="186" calcext:value-type="float">
            <text:p>186</text:p>
          </table:table-cell>
          <table:table-cell office:value-type="float" office:value="27.77516967794" calcext:value-type="float">
            <text:p>27.775169677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7419" calcext:value-type="float">
            <text:p>37419</text:p>
          </table:table-cell>
          <table:table-cell office:value-type="float" office:value="189" calcext:value-type="float">
            <text:p>189</text:p>
          </table:table-cell>
          <table:table-cell office:value-type="float" office:value="29.758801122327" calcext:value-type="float">
            <text:p>29.75880112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7883" calcext:value-type="float">
            <text:p>37883</text:p>
          </table:table-cell>
          <table:table-cell office:value-type="float" office:value="192" calcext:value-type="float">
            <text:p>192</text:p>
          </table:table-cell>
          <table:table-cell office:value-type="float" office:value="30.001301146655" calcext:value-type="float">
            <text:p>30.00130114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8347" calcext:value-type="float">
            <text:p>38347</text:p>
          </table:table-cell>
          <table:table-cell office:value-type="float" office:value="195" calcext:value-type="float">
            <text:p>195</text:p>
          </table:table-cell>
          <table:table-cell office:value-type="float" office:value="28.944379182559" calcext:value-type="float">
            <text:p>28.94437918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8811" calcext:value-type="float">
            <text:p>38811</text:p>
          </table:table-cell>
          <table:table-cell office:value-type="float" office:value="198" calcext:value-type="float">
            <text:p>198</text:p>
          </table:table-cell>
          <table:table-cell office:value-type="float" office:value="28.793666398443" calcext:value-type="float">
            <text:p>28.793666398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9275" calcext:value-type="float">
            <text:p>39275</text:p>
          </table:table-cell>
          <table:table-cell office:value-type="float" office:value="201" calcext:value-type="float">
            <text:p>201</text:p>
          </table:table-cell>
          <table:table-cell office:value-type="float" office:value="29.335940847877" calcext:value-type="float">
            <text:p>29.335940847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9739" calcext:value-type="float">
            <text:p>39739</text:p>
          </table:table-cell>
          <table:table-cell office:value-type="float" office:value="204" calcext:value-type="float">
            <text:p>204</text:p>
          </table:table-cell>
          <table:table-cell office:value-type="float" office:value="30.486186589593" calcext:value-type="float">
            <text:p>30.48618658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0203" calcext:value-type="float">
            <text:p>40203</text:p>
          </table:table-cell>
          <table:table-cell office:value-type="float" office:value="207" calcext:value-type="float">
            <text:p>207</text:p>
          </table:table-cell>
          <table:table-cell office:value-type="float" office:value="29.924635088" calcext:value-type="float">
            <text:p>29.9246350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0667" calcext:value-type="float">
            <text:p>40667</text:p>
          </table:table-cell>
          <table:table-cell office:value-type="float" office:value="210" calcext:value-type="float">
            <text:p>210</text:p>
          </table:table-cell>
          <table:table-cell office:value-type="float" office:value="29.170165724275" calcext:value-type="float">
            <text:p>29.17016572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1131" calcext:value-type="float">
            <text:p>41131</text:p>
          </table:table-cell>
          <table:table-cell office:value-type="float" office:value="213" calcext:value-type="float">
            <text:p>213</text:p>
          </table:table-cell>
          <table:table-cell office:value-type="float" office:value="31.649120322247" calcext:value-type="float">
            <text:p>31.64912032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1595" calcext:value-type="float">
            <text:p>41595</text:p>
          </table:table-cell>
          <table:table-cell office:value-type="float" office:value="216" calcext:value-type="float">
            <text:p>216</text:p>
          </table:table-cell>
          <table:table-cell office:value-type="float" office:value="29.924207358923" calcext:value-type="float">
            <text:p>29.924207358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2059" calcext:value-type="float">
            <text:p>42059</text:p>
          </table:table-cell>
          <table:table-cell office:value-type="float" office:value="219" calcext:value-type="float">
            <text:p>219</text:p>
          </table:table-cell>
          <table:table-cell office:value-type="float" office:value="28.680058911907" calcext:value-type="float">
            <text:p>28.68005891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2523" calcext:value-type="float">
            <text:p>42523</text:p>
          </table:table-cell>
          <table:table-cell office:value-type="float" office:value="222" calcext:value-type="float">
            <text:p>222</text:p>
          </table:table-cell>
          <table:table-cell office:value-type="float" office:value="29.3797572919" calcext:value-type="float">
            <text:p>29.37975729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2987" calcext:value-type="float">
            <text:p>42987</text:p>
          </table:table-cell>
          <table:table-cell office:value-type="float" office:value="225" calcext:value-type="float">
            <text:p>225</text:p>
          </table:table-cell>
          <table:table-cell office:value-type="float" office:value="29.808690494493" calcext:value-type="float">
            <text:p>29.80869049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3451" calcext:value-type="float">
            <text:p>43451</text:p>
          </table:table-cell>
          <table:table-cell office:value-type="float" office:value="228" calcext:value-type="float">
            <text:p>228</text:p>
          </table:table-cell>
          <table:table-cell office:value-type="float" office:value="30.443106890283" calcext:value-type="float">
            <text:p>30.44310689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3915" calcext:value-type="float">
            <text:p>43915</text:p>
          </table:table-cell>
          <table:table-cell office:value-type="float" office:value="231" calcext:value-type="float">
            <text:p>231</text:p>
          </table:table-cell>
          <table:table-cell office:value-type="float" office:value="31.201415767311" calcext:value-type="float">
            <text:p>31.201415767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4379" calcext:value-type="float">
            <text:p>44379</text:p>
          </table:table-cell>
          <table:table-cell office:value-type="float" office:value="234" calcext:value-type="float">
            <text:p>234</text:p>
          </table:table-cell>
          <table:table-cell office:value-type="float" office:value="29.963742240072" calcext:value-type="float">
            <text:p>29.96374224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4843" calcext:value-type="float">
            <text:p>44843</text:p>
          </table:table-cell>
          <table:table-cell office:value-type="float" office:value="237" calcext:value-type="float">
            <text:p>237</text:p>
          </table:table-cell>
          <table:table-cell office:value-type="float" office:value="30.384513055275" calcext:value-type="float">
            <text:p>30.384513055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5307" calcext:value-type="float">
            <text:p>45307</text:p>
          </table:table-cell>
          <table:table-cell office:value-type="float" office:value="240" calcext:value-type="float">
            <text:p>240</text:p>
          </table:table-cell>
          <table:table-cell office:value-type="float" office:value="32.19411010499" calcext:value-type="float">
            <text:p>32.1941101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5771" calcext:value-type="float">
            <text:p>45771</text:p>
          </table:table-cell>
          <table:table-cell office:value-type="float" office:value="243" calcext:value-type="float">
            <text:p>243</text:p>
          </table:table-cell>
          <table:table-cell office:value-type="float" office:value="30.940984029693" calcext:value-type="float">
            <text:p>30.940984029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7163" calcext:value-type="float">
            <text:p>47163</text:p>
          </table:table-cell>
          <table:table-cell office:value-type="float" office:value="246" calcext:value-type="float">
            <text:p>246</text:p>
          </table:table-cell>
          <table:table-cell office:value-type="float" office:value="30.243755397533" calcext:value-type="float">
            <text:p>30.24375539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9251" calcext:value-type="float">
            <text:p>49251</text:p>
          </table:table-cell>
          <table:table-cell office:value-type="float" office:value="249" calcext:value-type="float">
            <text:p>249</text:p>
          </table:table-cell>
          <table:table-cell office:value-type="float" office:value="29.344059333769" calcext:value-type="float">
            <text:p>29.34405933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9715" calcext:value-type="float">
            <text:p>49715</text:p>
          </table:table-cell>
          <table:table-cell office:value-type="float" office:value="252" calcext:value-type="float">
            <text:p>252</text:p>
          </table:table-cell>
          <table:table-cell office:value-type="float" office:value="30.178414693794" calcext:value-type="float">
            <text:p>30.17841469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0179" calcext:value-type="float">
            <text:p>50179</text:p>
          </table:table-cell>
          <table:table-cell office:value-type="float" office:value="255" calcext:value-type="float">
            <text:p>255</text:p>
          </table:table-cell>
          <table:table-cell office:value-type="float" office:value="30.350138385468" calcext:value-type="float">
            <text:p>30.350138385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0643" calcext:value-type="float">
            <text:p>50643</text:p>
          </table:table-cell>
          <table:table-cell office:value-type="float" office:value="258" calcext:value-type="float">
            <text:p>258</text:p>
          </table:table-cell>
          <table:table-cell office:value-type="float" office:value="29.776248964166" calcext:value-type="float">
            <text:p>29.77624896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1107" calcext:value-type="float">
            <text:p>51107</text:p>
          </table:table-cell>
          <table:table-cell office:value-type="float" office:value="261" calcext:value-type="float">
            <text:p>261</text:p>
          </table:table-cell>
          <table:table-cell office:value-type="float" office:value="30.246213838493" calcext:value-type="float">
            <text:p>30.246213838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1571" calcext:value-type="float">
            <text:p>51571</text:p>
          </table:table-cell>
          <table:table-cell office:value-type="float" office:value="264" calcext:value-type="float">
            <text:p>264</text:p>
          </table:table-cell>
          <table:table-cell office:value-type="float" office:value="29.963180516726" calcext:value-type="float">
            <text:p>29.96318051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2035" calcext:value-type="float">
            <text:p>52035</text:p>
          </table:table-cell>
          <table:table-cell office:value-type="float" office:value="267" calcext:value-type="float">
            <text:p>267</text:p>
          </table:table-cell>
          <table:table-cell office:value-type="float" office:value="28.670241966667" calcext:value-type="float">
            <text:p>28.67024196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2501" calcext:value-type="float">
            <text:p>52501</text:p>
          </table:table-cell>
          <table:table-cell office:value-type="float" office:value="270" calcext:value-type="float">
            <text:p>270</text:p>
          </table:table-cell>
          <table:table-cell office:value-type="float" office:value="28.869975536278" calcext:value-type="float">
            <text:p>28.86997553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4023" calcext:value-type="float">
            <text:p>54023</text:p>
          </table:table-cell>
          <table:table-cell office:value-type="float" office:value="273" calcext:value-type="float">
            <text:p>273</text:p>
          </table:table-cell>
          <table:table-cell office:value-type="float" office:value="29.573039554584" calcext:value-type="float">
            <text:p>29.57303955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4487" calcext:value-type="float">
            <text:p>54487</text:p>
          </table:table-cell>
          <table:table-cell office:value-type="float" office:value="276" calcext:value-type="float">
            <text:p>276</text:p>
          </table:table-cell>
          <table:table-cell office:value-type="float" office:value="30.346207642635" calcext:value-type="float">
            <text:p>30.34620764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4951" calcext:value-type="float">
            <text:p>54951</text:p>
          </table:table-cell>
          <table:table-cell office:value-type="float" office:value="279" calcext:value-type="float">
            <text:p>279</text:p>
          </table:table-cell>
          <table:table-cell office:value-type="float" office:value="28.441101941782" calcext:value-type="float">
            <text:p>28.44110194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5415" calcext:value-type="float">
            <text:p>55415</text:p>
          </table:table-cell>
          <table:table-cell office:value-type="float" office:value="282" calcext:value-type="float">
            <text:p>282</text:p>
          </table:table-cell>
          <table:table-cell office:value-type="float" office:value="31.08486000319" calcext:value-type="float">
            <text:p>31.08486000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5879" calcext:value-type="float">
            <text:p>55879</text:p>
          </table:table-cell>
          <table:table-cell office:value-type="float" office:value="285" calcext:value-type="float">
            <text:p>285</text:p>
          </table:table-cell>
          <table:table-cell office:value-type="float" office:value="29.134100489249" calcext:value-type="float">
            <text:p>29.134100489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6343" calcext:value-type="float">
            <text:p>56343</text:p>
          </table:table-cell>
          <table:table-cell office:value-type="float" office:value="288" calcext:value-type="float">
            <text:p>288</text:p>
          </table:table-cell>
          <table:table-cell office:value-type="float" office:value="29.068568818822" calcext:value-type="float">
            <text:p>29.06856881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6807" calcext:value-type="float">
            <text:p>56807</text:p>
          </table:table-cell>
          <table:table-cell office:value-type="float" office:value="291" calcext:value-type="float">
            <text:p>291</text:p>
          </table:table-cell>
          <table:table-cell office:value-type="float" office:value="30.491435915625" calcext:value-type="float">
            <text:p>30.49143591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7271" calcext:value-type="float">
            <text:p>57271</text:p>
          </table:table-cell>
          <table:table-cell office:value-type="float" office:value="294" calcext:value-type="float">
            <text:p>294</text:p>
          </table:table-cell>
          <table:table-cell office:value-type="float" office:value="30.788227380355" calcext:value-type="float">
            <text:p>30.78822738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7735" calcext:value-type="float">
            <text:p>57735</text:p>
          </table:table-cell>
          <table:table-cell office:value-type="float" office:value="297" calcext:value-type="float">
            <text:p>297</text:p>
          </table:table-cell>
          <table:table-cell office:value-type="float" office:value="30.57697780473" calcext:value-type="float">
            <text:p>30.576977804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8199" calcext:value-type="float">
            <text:p>58199</text:p>
          </table:table-cell>
          <table:table-cell office:value-type="float" office:value="300" calcext:value-type="float">
            <text:p>300</text:p>
          </table:table-cell>
          <table:table-cell office:value-type="float" office:value="29.386612391737" calcext:value-type="float">
            <text:p>29.3866123917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 style:data-style-name="N2" text:time-value="16:45:25.9360743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6:45:49.610569911</dc:date>
    <meta:editing-duration>PT1M22S</meta:editing-duration>
    <meta:editing-cycles>4</meta:editing-cycles>
    <meta:generator>LibreOffice/5.1.4.2$Linux_X86_64 LibreOffice_project/10m0$Build-2</meta:generator>
    <meta:document-statistic meta:table-count="1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13cm" svg:y="0.315cm" chart:style-name="ch2">
          <text:p>RTU2 energy generation</text:p>
        </chart:title>
        <chart:subtitle svg:x="6.357cm" svg:y="1.286cm" chart:style-name="ch3">
          <text:p>real status-2RTUs</text:p>
        </chart:subtitle>
        <chart:legend chart:legend-position="end" svg:x="13.114cm" svg:y="3.925cm" style:legend-expansion="high" chart:style-name="ch4"/>
        <chart:plot-area chart:style-name="ch5" table:cell-range-address="rtu2_sum.C2:rtu2_sum.E101" chart:data-source-has-labels="row" svg:x="0.32cm" svg:y="2.153cm" svg:width="12.474cm" svg:height="6.667cm">
          <chartooo:coordinate-region svg:x="0.994cm" svg:y="2.366cm" svg:width="11.481cm" svg:height="5.78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rtu2_sum.D2:rtu2_sum.D101" loext:label-string="sum" chart:class="chart:scatter">
            <chart:domain table:cell-range-address="rtu2_sum.C2:rtu2_sum.C101"/>
            <chart:data-point chart:repeated="100"/>
          </chart:series>
          <chart:series chart:style-name="ch9" chart:values-cell-range-address="rtu2_sum.E2:rtu2_sum.E101" loext:label-string="threshold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um</text:p>
              </table:table-cell>
              <table:table-cell office:value-type="string">
                <text:p>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rtu2_sum.C2:rtu2_sum.C101</svg:desc>
                </draw:g>
              </table:table-cell>
              <table:table-cell office:value-type="float" office:value="9.7878226931508">
                <text:p>9.7878226931508</text:p>
                <draw:g>
                  <svg:desc>rtu2_sum.D2:rtu2_sum.D101</svg:desc>
                </draw:g>
              </table:table-cell>
              <table:table-cell office:value-type="float" office:value="25">
                <text:p>25</text:p>
                <draw:g>
                  <svg:desc>rtu2_sum.E2:rtu2_sum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0.09126478446">
                <text:p>10.091264784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8.6121908313231">
                <text:p>8.61219083132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9.04640975588">
                <text:p>9.046409755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9.6925059878638">
                <text:p>9.69250598786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0.050631845457">
                <text:p>10.0506318454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1.181335245353">
                <text:p>11.1813352453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12.611560470181">
                <text:p>12.6115604701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9.0518426066161">
                <text:p>9.05184260661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8.8793984129471">
                <text:p>8.87939841294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11.725297549011">
                <text:p>11.7252975490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8.7815465381158">
                <text:p>8.78154653811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10.200933927403">
                <text:p>10.2009339274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6.2768985431294">
                <text:p>6.27689854312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11.08200308331">
                <text:p>11.082003083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">
                <text:p>48</text:p>
              </table:table-cell>
              <table:table-cell office:value-type="float" office:value="10.838768627137">
                <text:p>10.8387686271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">
                <text:p>51</text:p>
              </table:table-cell>
              <table:table-cell office:value-type="float" office:value="7.7201264235538">
                <text:p>7.72012642355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">
                <text:p>54</text:p>
              </table:table-cell>
              <table:table-cell office:value-type="float" office:value="9.5325070782245">
                <text:p>9.53250707822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">
                <text:p>57</text:p>
              </table:table-cell>
              <table:table-cell office:value-type="float" office:value="10.659252408188">
                <text:p>10.6592524081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29.52564570497">
                <text:p>29.525645704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">
                <text:p>63</text:p>
              </table:table-cell>
              <table:table-cell office:value-type="float" office:value="29.939226419534">
                <text:p>29.9392264195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">
                <text:p>66</text:p>
              </table:table-cell>
              <table:table-cell office:value-type="float" office:value="30.942284643707">
                <text:p>30.9422846437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">
                <text:p>69</text:p>
              </table:table-cell>
              <table:table-cell office:value-type="float" office:value="30.496043245617">
                <text:p>30.4960432456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">
                <text:p>72</text:p>
              </table:table-cell>
              <table:table-cell office:value-type="float" office:value="30.565075717757">
                <text:p>30.5650757177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">
                <text:p>75</text:p>
              </table:table-cell>
              <table:table-cell office:value-type="float" office:value="28.28552903606">
                <text:p>28.285529036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">
                <text:p>78</text:p>
              </table:table-cell>
              <table:table-cell office:value-type="float" office:value="30.86382344561">
                <text:p>30.863823445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">
                <text:p>81</text:p>
              </table:table-cell>
              <table:table-cell office:value-type="float" office:value="30.607559735603">
                <text:p>30.6075597356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">
                <text:p>84</text:p>
              </table:table-cell>
              <table:table-cell office:value-type="float" office:value="27.356297573365">
                <text:p>27.3562975733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">
                <text:p>87</text:p>
              </table:table-cell>
              <table:table-cell office:value-type="float" office:value="30.316180122583">
                <text:p>30.3161801225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">
                <text:p>90</text:p>
              </table:table-cell>
              <table:table-cell office:value-type="float" office:value="29.088287648269">
                <text:p>29.0882876482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">
                <text:p>93</text:p>
              </table:table-cell>
              <table:table-cell office:value-type="float" office:value="29.328336829872">
                <text:p>29.3283368298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">
                <text:p>96</text:p>
              </table:table-cell>
              <table:table-cell office:value-type="float" office:value="31.488653308557">
                <text:p>31.4886533085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">
                <text:p>99</text:p>
              </table:table-cell>
              <table:table-cell office:value-type="float" office:value="29.512942235268">
                <text:p>29.5129422352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">
                <text:p>102</text:p>
              </table:table-cell>
              <table:table-cell office:value-type="float" office:value="31.280776304275">
                <text:p>31.2807763042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">
                <text:p>105</text:p>
              </table:table-cell>
              <table:table-cell office:value-type="float" office:value="29.150143683266">
                <text:p>29.1501436832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">
                <text:p>108</text:p>
              </table:table-cell>
              <table:table-cell office:value-type="float" office:value="31.403098082209">
                <text:p>31.4030980822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">
                <text:p>111</text:p>
              </table:table-cell>
              <table:table-cell office:value-type="float" office:value="30.977019677023">
                <text:p>30.9770196770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">
                <text:p>114</text:p>
              </table:table-cell>
              <table:table-cell office:value-type="float" office:value="29.0436009767">
                <text:p>29.04360097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">
                <text:p>117</text:p>
              </table:table-cell>
              <table:table-cell office:value-type="float" office:value="28.220016592067">
                <text:p>28.2200165920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">
                <text:p>120</text:p>
              </table:table-cell>
              <table:table-cell office:value-type="float" office:value="28.860396541711">
                <text:p>28.8603965417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">
                <text:p>123</text:p>
              </table:table-cell>
              <table:table-cell office:value-type="float" office:value="31.087745957811">
                <text:p>31.0877459578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">
                <text:p>126</text:p>
              </table:table-cell>
              <table:table-cell office:value-type="float" office:value="30.602087919477">
                <text:p>30.6020879194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">
                <text:p>129</text:p>
              </table:table-cell>
              <table:table-cell office:value-type="float" office:value="30.910515955538">
                <text:p>30.9105159555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">
                <text:p>132</text:p>
              </table:table-cell>
              <table:table-cell office:value-type="float" office:value="29.767207580446">
                <text:p>29.7672075804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">
                <text:p>135</text:p>
              </table:table-cell>
              <table:table-cell office:value-type="float" office:value="29.579737982322">
                <text:p>29.5797379823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">
                <text:p>138</text:p>
              </table:table-cell>
              <table:table-cell office:value-type="float" office:value="29.738595606843">
                <text:p>29.7385956068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">
                <text:p>141</text:p>
              </table:table-cell>
              <table:table-cell office:value-type="float" office:value="31.7955097143">
                <text:p>31.79550971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">
                <text:p>144</text:p>
              </table:table-cell>
              <table:table-cell office:value-type="float" office:value="28.625413648619">
                <text:p>28.6254136486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">
                <text:p>147</text:p>
              </table:table-cell>
              <table:table-cell office:value-type="float" office:value="29.875000670202">
                <text:p>29.8750006702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">
                <text:p>150</text:p>
              </table:table-cell>
              <table:table-cell office:value-type="float" office:value="29.399803780501">
                <text:p>29.3998037805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">
                <text:p>153</text:p>
              </table:table-cell>
              <table:table-cell office:value-type="float" office:value="28.643589806655">
                <text:p>28.6435898066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">
                <text:p>156</text:p>
              </table:table-cell>
              <table:table-cell office:value-type="float" office:value="29.486061459805">
                <text:p>29.4860614598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">
                <text:p>159</text:p>
              </table:table-cell>
              <table:table-cell office:value-type="float" office:value="28.987325094324">
                <text:p>28.9873250943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">
                <text:p>162</text:p>
              </table:table-cell>
              <table:table-cell office:value-type="float" office:value="31.23834078101">
                <text:p>31.23834078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">
                <text:p>165</text:p>
              </table:table-cell>
              <table:table-cell office:value-type="float" office:value="31.799195889661">
                <text:p>31.7991958896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">
                <text:p>168</text:p>
              </table:table-cell>
              <table:table-cell office:value-type="float" office:value="30.633699160813">
                <text:p>30.6336991608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">
                <text:p>171</text:p>
              </table:table-cell>
              <table:table-cell office:value-type="float" office:value="29.712760552457">
                <text:p>29.7127605524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">
                <text:p>174</text:p>
              </table:table-cell>
              <table:table-cell office:value-type="float" office:value="29.138230005768">
                <text:p>29.1382300057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">
                <text:p>177</text:p>
              </table:table-cell>
              <table:table-cell office:value-type="float" office:value="30.78768452376">
                <text:p>30.787684523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">
                <text:p>180</text:p>
              </table:table-cell>
              <table:table-cell office:value-type="float" office:value="31.310714307738">
                <text:p>31.3107143077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">
                <text:p>183</text:p>
              </table:table-cell>
              <table:table-cell office:value-type="float" office:value="28.989090252493">
                <text:p>28.9890902524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">
                <text:p>186</text:p>
              </table:table-cell>
              <table:table-cell office:value-type="float" office:value="27.77516967794">
                <text:p>27.775169677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">
                <text:p>189</text:p>
              </table:table-cell>
              <table:table-cell office:value-type="float" office:value="29.758801122327">
                <text:p>29.7588011223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">
                <text:p>192</text:p>
              </table:table-cell>
              <table:table-cell office:value-type="float" office:value="30.001301146655">
                <text:p>30.0013011466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">
                <text:p>195</text:p>
              </table:table-cell>
              <table:table-cell office:value-type="float" office:value="28.944379182559">
                <text:p>28.9443791825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">
                <text:p>198</text:p>
              </table:table-cell>
              <table:table-cell office:value-type="float" office:value="28.793666398443">
                <text:p>28.7936663984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">
                <text:p>201</text:p>
              </table:table-cell>
              <table:table-cell office:value-type="float" office:value="29.335940847877">
                <text:p>29.3359408478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">
                <text:p>204</text:p>
              </table:table-cell>
              <table:table-cell office:value-type="float" office:value="30.486186589593">
                <text:p>30.4861865895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">
                <text:p>207</text:p>
              </table:table-cell>
              <table:table-cell office:value-type="float" office:value="29.924635088">
                <text:p>29.9246350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">
                <text:p>210</text:p>
              </table:table-cell>
              <table:table-cell office:value-type="float" office:value="29.170165724275">
                <text:p>29.1701657242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">
                <text:p>213</text:p>
              </table:table-cell>
              <table:table-cell office:value-type="float" office:value="31.649120322247">
                <text:p>31.6491203222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">
                <text:p>216</text:p>
              </table:table-cell>
              <table:table-cell office:value-type="float" office:value="29.924207358923">
                <text:p>29.9242073589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">
                <text:p>219</text:p>
              </table:table-cell>
              <table:table-cell office:value-type="float" office:value="28.680058911907">
                <text:p>28.6800589119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">
                <text:p>222</text:p>
              </table:table-cell>
              <table:table-cell office:value-type="float" office:value="29.3797572919">
                <text:p>29.37975729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">
                <text:p>225</text:p>
              </table:table-cell>
              <table:table-cell office:value-type="float" office:value="29.808690494493">
                <text:p>29.8086904944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">
                <text:p>228</text:p>
              </table:table-cell>
              <table:table-cell office:value-type="float" office:value="30.443106890283">
                <text:p>30.4431068902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">
                <text:p>231</text:p>
              </table:table-cell>
              <table:table-cell office:value-type="float" office:value="31.201415767311">
                <text:p>31.2014157673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">
                <text:p>234</text:p>
              </table:table-cell>
              <table:table-cell office:value-type="float" office:value="29.963742240072">
                <text:p>29.9637422400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">
                <text:p>237</text:p>
              </table:table-cell>
              <table:table-cell office:value-type="float" office:value="30.384513055275">
                <text:p>30.3845130552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">
                <text:p>240</text:p>
              </table:table-cell>
              <table:table-cell office:value-type="float" office:value="32.19411010499">
                <text:p>32.194110104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">
                <text:p>243</text:p>
              </table:table-cell>
              <table:table-cell office:value-type="float" office:value="30.940984029693">
                <text:p>30.9409840296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">
                <text:p>246</text:p>
              </table:table-cell>
              <table:table-cell office:value-type="float" office:value="30.243755397533">
                <text:p>30.2437553975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">
                <text:p>249</text:p>
              </table:table-cell>
              <table:table-cell office:value-type="float" office:value="29.344059333769">
                <text:p>29.3440593337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">
                <text:p>252</text:p>
              </table:table-cell>
              <table:table-cell office:value-type="float" office:value="30.178414693794">
                <text:p>30.1784146937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">
                <text:p>255</text:p>
              </table:table-cell>
              <table:table-cell office:value-type="float" office:value="30.350138385468">
                <text:p>30.3501383854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">
                <text:p>258</text:p>
              </table:table-cell>
              <table:table-cell office:value-type="float" office:value="29.776248964166">
                <text:p>29.7762489641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">
                <text:p>261</text:p>
              </table:table-cell>
              <table:table-cell office:value-type="float" office:value="30.246213838493">
                <text:p>30.2462138384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">
                <text:p>264</text:p>
              </table:table-cell>
              <table:table-cell office:value-type="float" office:value="29.963180516726">
                <text:p>29.9631805167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">
                <text:p>267</text:p>
              </table:table-cell>
              <table:table-cell office:value-type="float" office:value="28.670241966667">
                <text:p>28.6702419666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">
                <text:p>270</text:p>
              </table:table-cell>
              <table:table-cell office:value-type="float" office:value="28.869975536278">
                <text:p>28.86997553627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">
                <text:p>273</text:p>
              </table:table-cell>
              <table:table-cell office:value-type="float" office:value="29.573039554584">
                <text:p>29.5730395545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">
                <text:p>276</text:p>
              </table:table-cell>
              <table:table-cell office:value-type="float" office:value="30.346207642635">
                <text:p>30.3462076426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">
                <text:p>279</text:p>
              </table:table-cell>
              <table:table-cell office:value-type="float" office:value="28.441101941782">
                <text:p>28.4411019417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">
                <text:p>282</text:p>
              </table:table-cell>
              <table:table-cell office:value-type="float" office:value="31.08486000319">
                <text:p>31.084860003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">
                <text:p>285</text:p>
              </table:table-cell>
              <table:table-cell office:value-type="float" office:value="29.134100489249">
                <text:p>29.1341004892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">
                <text:p>288</text:p>
              </table:table-cell>
              <table:table-cell office:value-type="float" office:value="29.068568818822">
                <text:p>29.0685688188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">
                <text:p>291</text:p>
              </table:table-cell>
              <table:table-cell office:value-type="float" office:value="30.491435915625">
                <text:p>30.4914359156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">
                <text:p>294</text:p>
              </table:table-cell>
              <table:table-cell office:value-type="float" office:value="30.788227380355">
                <text:p>30.7882273803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">
                <text:p>297</text:p>
              </table:table-cell>
              <table:table-cell office:value-type="float" office:value="30.57697780473">
                <text:p>30.576977804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">
                <text:p>300</text:p>
              </table:table-cell>
              <table:table-cell office:value-type="float" office:value="29.386612391737">
                <text:p>29.386612391737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